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ource Sans Pro" svg:font-family="'Source Sans Pro',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margin-left="0cm" fo:margin-right="0cm" fo:orphans="2" fo:widows="2" fo:text-indent="0cm" style:auto-text-indent="false"/>
    </style:style>
    <style:style style:name="T1" style:family="text">
      <style:text-properties officeooo:rsid="00048038"/>
    </style:style>
    <style:style style:name="T2" style:family="text">
      <style:text-properties fo:font-variant="normal" fo:text-transform="none" fo:color="#000000" loext:opacity="100%" style:font-name="Source Sans Pro" fo:font-size="13.1000003814697pt" fo:letter-spacing="normal" fo:font-style="normal" fo:font-weight="normal"/>
    </style:style>
    <style:style style:name="T3" style:family="text">
      <style:text-properties fo:font-variant="normal" fo:text-transform="none" fo:color="#000000" loext:opacity="100%" style:font-name="Source Sans Pro" fo:font-size="13.1000003814697pt" fo:letter-spacing="normal" fo:font-style="normal" fo:font-weight="normal" fo:background-color="#c9cdff" loext:char-shading-value="0"/>
    </style:style>
    <style:style style:name="T4" style:family="text">
      <style:text-properties fo:font-variant="normal" fo:text-transform="none" fo:color="#000000" loext:opacity="100%" style:font-name="Source Sans Pro" fo:font-size="13.1000003814697pt" fo:letter-spacing="normal" fo:font-style="normal" fo:font-weight="normal" officeooo:rsid="00052e34"/>
    </style:style>
    <style:style style:name="T5"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Name = Mansoud Mansouri</text:span><text:line-break/><text:span text:style-name="T2">Student ID: 1916829</text:span><text:line-break/><text:line-break/><text:span text:style-name="T2">Answers to the questions which accompanies coursework 3.</text:span><text:line-break/><text:line-break/><text:span text:style-name="T2">1. What was the most challenging aspect of the coursework task?</text:span><text:line-break/><text:span text:style-name="T2">The most challenging part of the coursework for me was implementing the challenging part of the coursework. I have no problem with creating file object, read and write to eat. What I have found difficult was getting rid of \r\n which gets generated with files when opening with Python. I only managed to make about half the challenging part to finish and therefore did not include with the coursework for submission. I will continue working on this challenging part of the course because it does my heading and I really want to get it working!</text:span><text:line-break/><text:line-break/><text:span text:style-name="T2">2. How did you go about completing this task?</text:span><text:line-break/><text:span text:style-name="T2">I did not start working on this coursework till 12th of November. After realizing the looming deadline, I stayed up all night to complete the coursework. The challenging part is not complete, so it makes me feel like I have done only half of the job! I have done a lot of googling to figure out how to index dictionaries, strings and lists in Python. I have also checked the Canvas module material to figure out how to document my code, specially doc-strings. </text:span><text:span text:style-name="T4">I </text:span><text:span text:style-name="T2">have also watched the video on data structure on canvas which also helped a bit.</text:span><text:line-break/><text:line-break/><text:span text:style-name="T2">3. What have you learned over the course of completing this coursework task?</text:span><text:line-break/><text:span text:style-name="T2">I feel like I have learned a lot by completing this task, specially how to work with list, set, dictionary and set in Python. Also, the task does not require to work with also these data types but I went into rabbet hole while reading how to index list in Python. I have learned the difference between these data types and why you would choose one over the other, considering your task in hand. I have learned what Morse code is and the importance of encryption to keep information safe. Now I can write code which can convert between Morse code and English and visa vers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ource Sans Pro" svg:font-family="'Source Sans Pro',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13T09:03:31.855772800</dc:date>
    <meta:editing-duration>PT7M37S</meta:editing-duration>
    <meta:editing-cycles>2</meta:editing-cycles>
    <meta:generator>LibreOffice/7.0.2.2$MacOSX_X86_64 LibreOffice_project/8349ace3c3162073abd90d81fd06dcfb6b36b994</meta:generator>
    <meta:document-statistic meta:table-count="0" meta:image-count="0" meta:object-count="0" meta:page-count="1" meta:paragraph-count="1" meta:word-count="348" meta:character-count="1952" meta:non-whitespace-character-count="1601"/>
  </office:meta>
</office:document-meta>
</file>